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fo:color="#000000" fo:font-weight="bold" officeooo:rsid="001a68dc" officeooo:paragraph-rsid="001a68dc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color="#000000" fo:font-weight="bold" officeooo:rsid="001bcb35" officeooo:paragraph-rsid="001bcb35" style:font-weight-asian="bold" style:font-weight-complex="bold"/>
    </style:style>
    <style:style style:name="P3" style:family="paragraph" style:parent-style-name="Standard">
      <style:text-properties fo:color="#000000" fo:font-weight="normal" officeooo:rsid="00149142" officeooo:paragraph-rsid="0018501c" style:font-weight-asian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color="#000000" fo:font-style="italic" fo:font-weight="bold" officeooo:rsid="001bcb35" officeooo:paragraph-rsid="001bcb35" style:font-style-asian="italic" style:font-weight-asian="bold" style:font-style-complex="italic" style:font-weight-complex="bold"/>
    </style:style>
    <style:style style:name="P5" style:family="paragraph" style:parent-style-name="Standard">
      <style:text-properties fo:font-weight="bold" officeooo:rsid="00149142" officeooo:paragraph-rsid="0018501c" style:font-weight-asian="bold" style:font-weight-complex="bold"/>
    </style:style>
    <style:style style:name="P6" style:family="paragraph" style:parent-style-name="Standard">
      <style:text-properties fo:font-weight="normal" officeooo:rsid="00149142" officeooo:paragraph-rsid="0018501c" style:font-weight-asian="normal" style:font-weight-complex="normal"/>
    </style:style>
    <style:style style:name="P7" style:family="paragraph" style:parent-style-name="Standard">
      <style:text-properties fo:font-weight="normal" officeooo:rsid="00149142" officeooo:paragraph-rsid="001a68dc" style:font-weight-asian="normal" style:font-weight-complex="normal"/>
    </style:style>
    <style:style style:name="P8" style:family="paragraph" style:parent-style-name="Standard" style:list-style-name="L4">
      <style:text-properties officeooo:paragraph-rsid="001a68dc"/>
    </style:style>
    <style:style style:name="P9" style:family="paragraph" style:parent-style-name="Standard" style:list-style-name="L3">
      <style:text-properties fo:color="#ff0000" fo:font-weight="bold" officeooo:rsid="001a68dc" officeooo:paragraph-rsid="001a68dc" style:font-weight-asian="bold" style:font-weight-complex="bold"/>
    </style:style>
    <style:style style:name="T1" style:family="text">
      <style:text-properties fo:color="#0066cc" fo:font-weight="normal" officeooo:rsid="001a68dc" style:font-weight-asian="normal" style:font-weight-complex="normal"/>
    </style:style>
    <style:style style:name="T2" style:family="text">
      <style:text-properties officeooo:rsid="00165ab3"/>
    </style:style>
    <style:style style:name="T3" style:family="text">
      <style:text-properties fo:color="#0000ff" style:text-position="0% 100%" fo:font-size="10pt" fo:font-style="italic" officeooo:rsid="001bcb35" style:font-size-asian="8.75pt" style:font-style-asian="italic" style:font-size-complex="10pt" style:font-style-complex="italic"/>
    </style:style>
    <style:style style:name="T4" style:family="text">
      <style:text-properties fo:color="#0000ff" fo:font-size="10pt" fo:font-style="italic" officeooo:rsid="001bcb35" style:font-size-asian="8.75pt" style:font-style-asian="italic" style:font-size-complex="10pt" style:font-style-complex="italic"/>
    </style:style>
    <style:style style:name="T5" style:family="text">
      <style:text-properties fo:color="#0000ff" style:text-position="sub 58%" fo:font-size="10pt" fo:font-style="italic" officeooo:rsid="001bcb35" style:font-size-asian="8.75pt" style:font-style-asian="italic" style:font-size-complex="10pt" style:font-style-complex="italic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1b3168" style:font-weight-asian="normal" style:font-weight-complex="normal"/>
    </style:style>
    <style:style style:name="T8" style:family="text">
      <style:text-properties style:text-position="sub 58%" fo:font-weight="normal" style:font-weight-asian="normal" style:font-weight-complex="normal"/>
    </style:style>
    <style:style style:name="T9" style:family="text">
      <style:text-properties style:text-position="sub 58%" fo:font-size="10pt" fo:font-style="italic" officeooo:rsid="001bcb35" style:font-size-asian="8.75pt" style:font-style-asian="italic" style:font-size-complex="10pt" style:font-style-complex="italic"/>
    </style:style>
    <style:style style:name="T10" style:family="text">
      <style:text-properties style:text-position="sub 58%" fo:font-style="normal" fo:font-weight="normal" style:font-style-asian="normal" style:font-weight-asian="normal" style:font-style-complex="normal" style:font-weight-complex="normal"/>
    </style:style>
    <style:style style:name="T11" style:family="text">
      <style:text-properties style:text-position="0% 100%" fo:font-weight="normal" style:font-weight-asian="normal" style:font-weight-complex="normal"/>
    </style:style>
    <style:style style:name="T12" style:family="text">
      <style:text-properties style:text-position="0% 100%" fo:font-style="normal" fo:font-weight="normal" style:font-style-asian="normal" style:font-weight-asian="normal" style:font-style-complex="normal" style:font-weight-complex="normal"/>
    </style:style>
    <style:style style:name="T13" style:family="text">
      <style:text-properties style:text-position="0% 100%" fo:font-size="10pt" fo:font-style="italic" fo:font-weight="normal" officeooo:rsid="001bcb35" style:font-size-asian="8.75pt" style:font-style-asian="italic" style:font-weight-asian="normal" style:font-size-complex="10pt" style:font-style-complex="italic" style:font-weight-complex="normal"/>
    </style:style>
    <style:style style:name="T14" style:family="text">
      <style:text-properties style:text-position="0% 100%" fo:font-size="10pt" fo:font-style="italic" officeooo:rsid="001bcb35" style:font-size-asian="8.75pt" style:font-style-asian="italic" style:font-size-complex="10pt" style:font-style-complex="italic"/>
    </style:style>
    <style:style style:name="T15" style:family="text">
      <style:text-properties officeooo:rsid="001908a2"/>
    </style:style>
    <style:style style:name="T16" style:family="text">
      <style:text-properties fo:color="#0000cc"/>
    </style:style>
    <style:style style:name="T17" style:family="text">
      <style:text-properties fo:font-style="italic" fo:font-weight="normal" officeooo:rsid="001b3168" style:font-style-asian="italic" style:font-weight-asian="normal" style:font-style-complex="italic" style:font-weight-complex="normal"/>
    </style:style>
    <style:style style:name="T18" style:family="text">
      <style:text-properties fo:font-size="10pt" fo:font-style="italic" fo:font-weight="normal" officeooo:rsid="001bcb35" style:font-size-asian="8.75pt" style:font-style-asian="italic" style:font-weight-asian="normal" style:font-size-complex="10pt" style:font-style-complex="italic" style:font-weight-complex="normal"/>
    </style:style>
    <style:style style:name="T19" style:family="text">
      <style:text-properties fo:color="#cc0000" style:text-position="0% 100%" fo:font-size="10pt" fo:font-style="italic" officeooo:rsid="001bcb35" style:font-size-asian="8.75pt" style:font-style-asian="italic" style:font-size-complex="10pt" style:font-style-complex="italic"/>
    </style:style>
    <style:style style:name="T20" style:family="text">
      <style:text-properties fo:color="#cc0000" style:text-position="sub 58%" fo:font-size="10pt" fo:font-style="italic" officeooo:rsid="001bcb35" style:font-size-asian="8.75pt" style:font-style-asian="italic" style:font-size-complex="10pt" style:font-style-complex="italic"/>
    </style:style>
    <style:style style:name="T21" style:family="text">
      <style:text-properties fo:font-style="normal" fo:font-weight="normal" style:font-style-asian="normal" style:font-weight-asian="normal" style:font-style-complex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U5L<text:span text:style-name="T15">3</text:span> Notes</text:p>
      <text:p text:style-name="P5"/>
      <text:p text:style-name="P7">Objectives: </text:p>
      <text:list xml:id="list6141856191588305453" text:style-name="L4">
        <text:list-item>
          <text:p text:style-name="P8"><text:span text:style-name="T1">Write the names and formulas for ionic compounds.</text:span></text:p>
        </text:list-item>
      </text:list>
      <text:p text:style-name="P6"/>
      <text:p text:style-name="P6">Key Concepts:</text:p>
      <text:list xml:id="list965300233300277300" text:style-name="L3">
        <text:list-header>
          <text:p text:style-name="P9">N/A</text:p>
        </text:list-header>
      </text:list>
      <text:p text:style-name="P6"/>
      <text:p text:style-name="P3">Vocabulary / <text:span text:style-name="T2">Important</text:span>:</text:p>
      <text:p text:style-name="P3"/>
      <text:p text:style-name="P1">Single Replacement Reactions</text:p>
      <text:p text:style-name="P1"/>
      <text:p text:style-name="P1"><text:tab/><text:span text:style-name="T16">The type of reaction that occurs when an ion or element reacts with a compound is called a <text:tab/>single replacement reaction. </text:span><text:span text:style-name="T17">Positive ions always replace positive ions during a single <text:tab/>replacement reaction. </text:span><text:span text:style-name="T18">( </text:span><text:span text:style-name="T4">Cu</text:span><text:span text:style-name="T5">(s)</text:span><text:span text:style-name="T14"> + </text:span><text:span text:style-name="T19">2Ag</text:span><text:span text:style-name="T14">NO</text:span><text:span text:style-name="T9">3(aq)</text:span><text:span text:style-name="T14"> &gt; </text:span><text:span text:style-name="T19">2Ag</text:span><text:span text:style-name="T20">(s)</text:span><text:span text:style-name="T14"> + </text:span><text:span text:style-name="T3">Cu</text:span><text:span text:style-name="T14">(NO</text:span><text:span text:style-name="T9">3</text:span><text:span text:style-name="T14">)</text:span><text:span text:style-name="T9">2(aq)</text:span><text:span text:style-name="T14"> </text:span><text:span text:style-name="T13">)</text:span></text:p>
      <text:p text:style-name="P1"><text:span text:style-name="T16"/></text:p>
      <text:p text:style-name="P1"><text:span text:style-name="T16"><text:tab/>Single replacement reactions most often occur in aqueous solutions. </text:span><text:span text:style-name="T6">An aqueous solution is <text:s/><text:tab/>formed when an ionic compound is dissolved in water. </text:span><text:span text:style-name="T7">During dissolution, the cations and <text:tab/>anions separate.</text:span></text:p>
      <text:p text:style-name="P1"><text:span text:style-name="T7"/></text:p>
      <text:p text:style-name="P2"><text:span text:style-name="T7">S</text:span><text:span text:style-name="T6">olid copper + aqueous silver nitrate &gt; solid silver + aqueous copper (II) nitrate</text:span></text:p>
      <text:p text:style-name="P4"><text:span text:style-name="T6">or</text:span></text:p>
      <text:p text:style-name="P2"><text:span text:style-name="T21">Cu</text:span><text:span text:style-name="T10">(s)</text:span><text:span text:style-name="T12"> + 2AgNO</text:span><text:span text:style-name="T10">3(aq) </text:span><text:span text:style-name="T12">&gt; 2Ag</text:span><text:span text:style-name="T10">(s)</text:span><text:span text:style-name="T12"> + Cu(NO</text:span><text:span text:style-name="T10">2</text:span><text:span text:style-name="T12">)</text:span><text:span text:style-name="T10">2(aq)</text:span></text:p>
      <text:p text:style-name="P1">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23T13:14:47.832221807</meta:creation-date>
    <dc:date>2015-12-23T14:45:59.440878819</dc:date>
    <meta:editing-duration>PT15M38S</meta:editing-duration>
    <meta:editing-cycles>3</meta:editing-cycles>
    <meta:generator>LibreOffice/4.4.5.2$Linux_X86_64 LibreOffice_project/40$Build-2</meta:generator>
    <meta:document-statistic meta:table-count="0" meta:image-count="0" meta:object-count="0" meta:page-count="1" meta:paragraph-count="13" meta:word-count="115" meta:character-count="718" meta:non-whitespace-character-count="610"/>
  </office:meta>
</office:document-meta>
</file>